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Обычный">
        <draw:polygon draw:style-name="gr1" draw:text-style-name="P1" draw:layer="layout" svg:width="11.366cm" svg:height="10.754cm" draw:transform="rotate (1.76400427499067) translate (6.57767154092299cm 13.8304437389336cm)" svg:viewBox="0 0 11367 10755" draw:points="1423,1218 6110,1218 6654,0 9837,1438 8875,5835 11367,6119 9543,10755 7945,8506 6010,10064 5918,6887 3653,9093 4128,5620 2293,7706 2709,4017 798,6496 0,3283">
          <text:p/>
        </draw:polygon>
        <draw:custom-shape draw:style-name="gr2" draw:text-style-name="P1" draw:layer="layout" svg:width="0.3cm" svg:height="0.3cm" svg:x="9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7cm" svg:y1="13.2cm" svg:x2="14.5cm" svg:y2="4.2cm">
          <text:p/>
        </draw:line>
        <draw:line draw:style-name="gr3" draw:text-style-name="P1" draw:layer="layout" svg:x1="9.7cm" svg:y1="13.2cm" svg:x2="10.9cm" svg:y2="10.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6T17:32:05</meta:creation-date>
    <dc:date>2012-04-26T17:35:11</dc:date>
    <meta:editing-duration>PT3M7S</meta:editing-duration>
    <meta:editing-cycles>1</meta:editing-cycles>
    <meta:document-statistic meta:object-count="4"/>
    <meta:generator>LibreOffice/3.4$Linux LibreOffice_project/340m1$Build-402</meta:generator>
  </office:meta>
</office:document-meta>
</file>